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65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68.5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font-weight="normal" style:font-weight-asian="normal" style:font-weight-complex="normal"/>
    </style:style>
    <style:style style:name="ce3" style:family="table-cell" style:parent-style-name="Default" style:data-style-name="N12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ase run N</text:p>
          </table:table-cell>
          <table:table-cell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w Edep</text:p>
          </table:table-cell>
          <table:table-cell office:value-type="string" calcext:value-type="string">
            <text:p>nruns</text:p>
          </table:table-cell>
          <table:table-cell office:value-type="string" calcext:value-type="string">
            <text:p>Edep/source photon</text:p>
          </table:table-cell>
          <table:table-cell office:value-type="string" calcext:value-type="string">
            <text:p>Dose (Gy/source photon)</text:p>
          </table:table-cell>
          <table:table-cell office:value-type="string" calcext:value-type="string">
            <text:p>wrt brem 6, cu</text:p>
          </table:table-cell>
          <table:table-cell office:value-type="string" calcext:value-type="string">
            <text:p>wrt brem 6, w</text:p>
          </table:table-cell>
          <table:table-cell office:value-type="string" calcext:value-type="string">
            <text:p>Dose (mrem/Source photon</text:p>
          </table:table-cell>
          <table:table-cell table:number-columns-repeated="2"/>
        </table:table-row>
        <table:table-row-group>
          <table:table-row table:style-name="ro1">
            <table:table-cell office:value-type="string" calcext:value-type="string">
              <text:p>Brem6, Cu</text:p>
            </table:table-cell>
            <table:table-cell table:style-name="ce1"/>
            <table:table-cell office:value-type="float" office:value="10" calcext:value-type="float">
              <text:p>10</text:p>
            </table:table-cell>
            <table:table-cell table:formula="of:=[.B4]/([.C4]*[.$D$1])" office:value-type="float" office:value="0" calcext:value-type="float">
              <text:p>0</text:p>
            </table:table-cell>
            <table:table-cell table:style-name="ce2" table:formula="of:=[.D4]*0.000000000000160218/[.$A$17]" office:value-type="float" office:value="0" calcext:value-type="float">
              <text:p>0.00E+00</text:p>
            </table:table-cell>
            <table:table-cell table:style-name="ce3" table:formula="of:=[.E4]/[.E$4]" office:value-type="string" office:string-value="" calcext:value-type="error">
              <text:p>#DIV/0!</text:p>
            </table:table-cell>
            <table:table-cell table:style-name="ce3" table:formula="of:=[.E4]/[.E$6]" office:value-type="float" office:value="0" calcext:value-type="float">
              <text:p>0.000</text:p>
            </table:table-cell>
            <table:table-cell table:formula="of:=[.E4]*100" office:value-type="float" office:value="0" calcext:value-type="float">
              <text:p>0</text:p>
            </table:table-cell>
            <table:table-cell table:number-columns-repeated="2"/>
          </table:table-row>
        </table:table-row-group>
        <table:table-row table:style-name="ro1">
          <table:table-cell office:value-type="string" calcext:value-type="string">
            <text:p>Brem9, Cu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5]/([.C5]*[.$D$1])" office:value-type="float" office:value="0" calcext:value-type="float">
            <text:p>0</text:p>
          </table:table-cell>
          <table:table-cell table:style-name="ce2" table:formula="of:=[.D5]*0.000000000000160218/[.A$17]" office:value-type="float" office:value="0" calcext:value-type="float">
            <text:p>0.00E+00</text:p>
          </table:table-cell>
          <table:table-cell table:style-name="ce3" table:formula="of:=[.E5]/[.E$4]" office:value-type="string" office:string-value="" calcext:value-type="error">
            <text:p>#DIV/0!</text:p>
          </table:table-cell>
          <table:table-cell table:style-name="ce3" table:formula="of:=[.E5]/[.E$6]" office:value-type="float" office:value="0" calcext:value-type="float">
            <text:p>0.000</text:p>
          </table:table-cell>
          <table:table-cell table:formula="of:=[.E5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m6, W</text:p>
          </table:table-cell>
          <table:table-cell table:style-name="ce1" office:value-type="float" office:value="239892000000" calcext:value-type="float">
            <text:p>2.40E+11</text:p>
          </table:table-cell>
          <table:table-cell office:value-type="float" office:value="10" calcext:value-type="float">
            <text:p>10</text:p>
          </table:table-cell>
          <table:table-cell table:formula="of:=[.B6]/([.C6]*[.$D$1])" office:value-type="float" office:value="23.9892" calcext:value-type="float">
            <text:p>23.9892</text:p>
          </table:table-cell>
          <table:table-cell table:style-name="ce2" table:formula="of:=[.D6]*0.000000000000160218/[.A$17]" office:value-type="float" office:value="0.0000000000000472143897340112" calcext:value-type="float">
            <text:p>4.72E-14</text:p>
          </table:table-cell>
          <table:table-cell table:style-name="ce3" table:formula="of:=[.E6]/[.E$4]" office:value-type="string" office:string-value="" calcext:value-type="error">
            <text:p>#DIV/0!</text:p>
          </table:table-cell>
          <table:table-cell table:style-name="ce3" table:formula="of:=[.E6]/[.E$6]" office:value-type="float" office:value="1" calcext:value-type="float">
            <text:p>1.000</text:p>
          </table:table-cell>
          <table:table-cell table:formula="of:=[.E6]*100" office:value-type="float" office:value="0.00000000000472143897340112" calcext:value-type="float">
            <text:p>4.72143897340112E-12</text:p>
          </table:table-cell>
          <table:table-cell table:formula="of:=[.E6]/[.E$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m9, W</text:p>
          </table:table-cell>
          <table:table-cell table:style-name="ce1" office:value-type="float" office:value="284195000000" calcext:value-type="float">
            <text:p>2.84E+11</text:p>
          </table:table-cell>
          <table:table-cell office:value-type="float" office:value="10" calcext:value-type="float">
            <text:p>10</text:p>
          </table:table-cell>
          <table:table-cell table:formula="of:=[.B7]/([.C7]*[.$D$1])" office:value-type="float" office:value="28.4195" calcext:value-type="float">
            <text:p>28.4195</text:p>
          </table:table-cell>
          <table:table-cell table:style-name="ce2" table:formula="of:=[.D7]*0.000000000000160218/[.A$17]" office:value-type="float" office:value="0.0000000000000559338931288134" calcext:value-type="float">
            <text:p>5.59E-14</text:p>
          </table:table-cell>
          <table:table-cell table:style-name="ce3" table:formula="of:=[.E7]/[.E$4]" office:value-type="string" office:string-value="" calcext:value-type="error">
            <text:p>#DIV/0!</text:p>
          </table:table-cell>
          <table:table-cell table:style-name="ce3" table:formula="of:=[.E7]/[.E$6]" office:value-type="float" office:value="1.18467893885582" calcext:value-type="float">
            <text:p>1.185</text:p>
          </table:table-cell>
          <table:table-cell table:formula="of:=[.E7]*100" office:value-type="float" office:value="0.00000000000559338931288134" calcext:value-type="float">
            <text:p>5.59338931288134E-12</text:p>
          </table:table-cell>
          <table:table-cell table:formula="of:=[.E7]/[.E$6]" office:value-type="float" office:value="1.18467893885582" calcext:value-type="float">
            <text:p>1.1846789389</text:p>
          </table:table-cell>
          <table:table-cell table:formula="of:=[.I7]/1.85" office:value-type="float" office:value="0.640366993976118" calcext:value-type="float">
            <text:p>0.640366994</text:p>
          </table:table-cell>
        </table:table-row>
        <table:table-row table:style-name="ro1">
          <table:table-cell office:value-type="string" calcext:value-type="string">
            <text:p>LENR</text:p>
          </table:table-cell>
          <table:table-cell table:style-name="ce1" office:value-type="float" office:value="323036000000" calcext:value-type="float">
            <text:p>3.23E+11</text:p>
          </table:table-cell>
          <table:table-cell office:value-type="float" office:value="10" calcext:value-type="float">
            <text:p>10</text:p>
          </table:table-cell>
          <table:table-cell table:formula="of:=[.B8]/([.C8]*[.$D$1])" office:value-type="float" office:value="32.3036" calcext:value-type="float">
            <text:p>32.3036</text:p>
          </table:table-cell>
          <table:table-cell table:style-name="ce2" table:formula="of:=[.D8]*0.000000000000160218/[.A$17]" office:value-type="float" office:value="0.0000000000000635783919518618" calcext:value-type="float">
            <text:p>6.36E-14</text:p>
          </table:table-cell>
          <table:table-cell table:style-name="ce3" table:formula="of:=[.E8]/[.E$4]" office:value-type="string" office:string-value="" calcext:value-type="error">
            <text:p>#DIV/0!</text:p>
          </table:table-cell>
          <table:table-cell table:style-name="ce3" table:formula="of:=[.E8]/[.E$6]" office:value-type="float" office:value="1.34658929851767" calcext:value-type="float">
            <text:p>1.347</text:p>
          </table:table-cell>
          <table:table-cell table:formula="of:=[.E8]*100" office:value-type="float" office:value="0.00000000000635783919518618" calcext:value-type="float">
            <text:p>6.35783919518618E-12</text:p>
          </table:table-cell>
          <table:table-cell table:formula="of:=[.E8]/[.E$6]" office:value-type="float" office:value="1.34658929851767" calcext:value-type="float">
            <text:p>1.3465892985</text:p>
          </table:table-cell>
          <table:table-cell table:formula="of:=[.I8]/2.69" office:value-type="float" office:value="0.500590817292812" calcext:value-type="float">
            <text:p>0.5005908173</text:p>
          </table:table-cell>
        </table:table-row>
        <table:table-row table:style-name="ro1">
          <table:table-cell office:value-type="string" calcext:value-type="string">
            <text:p>Mps3_1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9]/([.C9]*[.$D$1])" office:value-type="float" office:value="0" calcext:value-type="float">
            <text:p>0</text:p>
          </table:table-cell>
          <table:table-cell table:style-name="ce2" table:formula="of:=[.D9]*0.000000000000160218/[.A$17]" office:value-type="float" office:value="0" calcext:value-type="float">
            <text:p>0.00E+00</text:p>
          </table:table-cell>
          <table:table-cell table:style-name="ce3" table:formula="of:=[.E9]/[.E$4]" office:value-type="string" office:string-value="" calcext:value-type="error">
            <text:p>#DIV/0!</text:p>
          </table:table-cell>
          <table:table-cell table:style-name="ce3" table:formula="of:=[.E9]/[.E$6]" office:value-type="float" office:value="0" calcext:value-type="float">
            <text:p>0.000</text:p>
          </table:table-cell>
          <table:table-cell table:formula="of:=[.E9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3_2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10]/([.C10]*[.$D$1])" office:value-type="float" office:value="0" calcext:value-type="float">
            <text:p>0</text:p>
          </table:table-cell>
          <table:table-cell table:style-name="ce2" table:formula="of:=[.D10]*0.000000000000160218/[.A$17]" office:value-type="float" office:value="0" calcext:value-type="float">
            <text:p>0.00E+00</text:p>
          </table:table-cell>
          <table:table-cell table:style-name="ce3" table:formula="of:=[.E10]/[.E$4]" office:value-type="string" office:string-value="" calcext:value-type="error">
            <text:p>#DIV/0!</text:p>
          </table:table-cell>
          <table:table-cell table:style-name="ce3" table:formula="of:=[.E10]/[.E$6]" office:value-type="float" office:value="0" calcext:value-type="float">
            <text:p>0.000</text:p>
          </table:table-cell>
          <table:table-cell table:formula="of:=[.E10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6_1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11]/([.C11]*[.$D$1])" office:value-type="float" office:value="0" calcext:value-type="float">
            <text:p>0</text:p>
          </table:table-cell>
          <table:table-cell table:style-name="ce2" table:formula="of:=[.D11]*0.000000000000160218/[.A$17]" office:value-type="float" office:value="0" calcext:value-type="float">
            <text:p>0.00E+00</text:p>
          </table:table-cell>
          <table:table-cell table:style-name="ce3" table:formula="of:=[.E11]/[.E$4]" office:value-type="string" office:string-value="" calcext:value-type="error">
            <text:p>#DIV/0!</text:p>
          </table:table-cell>
          <table:table-cell table:style-name="ce3" table:formula="of:=[.E11]/[.E$6]" office:value-type="float" office:value="0" calcext:value-type="float">
            <text:p>0.000</text:p>
          </table:table-cell>
          <table:table-cell table:formula="of:=[.E11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6_2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12]/([.C12]*[.$D$1])" office:value-type="float" office:value="0" calcext:value-type="float">
            <text:p>0</text:p>
          </table:table-cell>
          <table:table-cell table:style-name="ce2" table:formula="of:=[.D12]*0.000000000000160218/[.A$17]" office:value-type="float" office:value="0" calcext:value-type="float">
            <text:p>0.00E+00</text:p>
          </table:table-cell>
          <table:table-cell table:style-name="ce3" table:formula="of:=[.E12]/[.E$4]" office:value-type="string" office:string-value="" calcext:value-type="error">
            <text:p>#DIV/0!</text:p>
          </table:table-cell>
          <table:table-cell table:style-name="ce3" table:formula="of:=[.E12]/[.E$6]" office:value-type="float" office:value="0" calcext:value-type="float">
            <text:p>0.000</text:p>
          </table:table-cell>
          <table:table-cell table:formula="of:=[.E12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9_1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13]/([.C13]*[.$D$1])" office:value-type="float" office:value="0" calcext:value-type="float">
            <text:p>0</text:p>
          </table:table-cell>
          <table:table-cell table:style-name="ce2" table:formula="of:=[.D13]*0.000000000000160218/[.A$17]" office:value-type="float" office:value="0" calcext:value-type="float">
            <text:p>0.00E+00</text:p>
          </table:table-cell>
          <table:table-cell table:style-name="ce3" table:formula="of:=[.E13]/[.E$4]" office:value-type="string" office:string-value="" calcext:value-type="error">
            <text:p>#DIV/0!</text:p>
          </table:table-cell>
          <table:table-cell table:style-name="ce3" table:formula="of:=[.E13]/[.E$6]" office:value-type="float" office:value="0" calcext:value-type="float">
            <text:p>0.000</text:p>
          </table:table-cell>
          <table:table-cell table:formula="of:=[.E13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9_20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table:formula="of:=[.B14]/([.C14]*[.$D$1])" office:value-type="float" office:value="0" calcext:value-type="float">
            <text:p>0</text:p>
          </table:table-cell>
          <table:table-cell table:style-name="ce2" table:formula="of:=[.D14]*0.000000000000160218/[.A$17]" office:value-type="float" office:value="0" calcext:value-type="float">
            <text:p>0.00E+00</text:p>
          </table:table-cell>
          <table:table-cell table:style-name="ce3" table:formula="of:=[.E14]/[.E$4]" office:value-type="string" office:string-value="" calcext:value-type="error">
            <text:p>#DIV/0!</text:p>
          </table:table-cell>
          <table:table-cell table:style-name="ce3" table:formula="of:=[.E14]/[.E$6]" office:value-type="float" office:value="0" calcext:value-type="float">
            <text:p>0.000</text:p>
          </table:table-cell>
          <table:table-cell table:formula="of:=[.E14]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 of phantom (kg)</text:p>
          </table:table-cell>
          <table:table-cell table:number-columns-repeated="9"/>
        </table:table-row>
        <table:table-row table:style-name="ro1">
          <table:table-cell table:formula="of:=[.B38]/1000" office:value-type="float" office:value="81.4053018" calcext:value-type="float">
            <text:p>81.405301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s (g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595.26" calcext:value-type="float">
            <text:p>4595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ull</text:p>
          </table:table-cell>
          <table:table-cell office:value-type="float" office:value="1259.9" calcext:value-type="float">
            <text:p>1259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ain</text:p>
          </table:table-cell>
          <table:table-cell office:value-type="float" office:value="1451" calcext:value-type="float">
            <text:p>1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nk</text:p>
          </table:table-cell>
          <table:table-cell office:value-type="float" office:value="43417.9" calcext:value-type="float">
            <text:p>43417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Leg</text:p>
          </table:table-cell>
          <table:table-cell office:value-type="float" office:value="10252.1" calcext:value-type="float">
            <text:p>1025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Leg</text:p>
          </table:table-cell>
          <table:table-cell office:value-type="float" office:value="10252.1" calcext:value-type="float">
            <text:p>1025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ArmBone</text:p>
          </table:table-cell>
          <table:table-cell office:value-type="float" office:value="1217.98" calcext:value-type="float">
            <text:p>1217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ArmBone</text:p>
          </table:table-cell>
          <table:table-cell office:value-type="float" office:value="1218.6" calcext:value-type="float">
            <text:p>1218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LegBone</text:p>
          </table:table-cell>
          <table:table-cell office:value-type="float" office:value="2080.29" calcext:value-type="float">
            <text:p>2080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LegBone</text:p>
          </table:table-cell>
          <table:table-cell office:value-type="float" office:value="2080.29" calcext:value-type="float">
            <text:p>2080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perSpine</text:p>
          </table:table-cell>
          <table:table-cell office:value-type="float" office:value="188.183" calcext:value-type="float">
            <text:p>188.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Scapula</text:p>
          </table:table-cell>
          <table:table-cell office:value-type="float" office:value="150.738" calcext:value-type="float">
            <text:p>150.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Scapula</text:p>
          </table:table-cell>
          <table:table-cell office:value-type="float" office:value="149.571" calcext:value-type="float">
            <text:p>149.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Clavicle</text:p>
          </table:table-cell>
          <table:table-cell office:value-type="float" office:value="20.3099" calcext:value-type="float">
            <text:p>20.3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Clavicle</text:p>
          </table:table-cell>
          <table:table-cell office:value-type="float" office:value="20.3099" calcext:value-type="float">
            <text:p>20.3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bCage</text:p>
          </table:table-cell>
          <table:table-cell office:value-type="float" office:value="1028.11" calcext:value-type="float">
            <text:p>1028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dleLowerSpine</text:p>
          </table:table-cell>
          <table:table-cell office:value-type="float" office:value="1120.66" calcext:value-type="float">
            <text:p>1120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lvis</text:p>
          </table:table-cell>
          <table:table-cell office:value-type="float" office:value="902" calcext:value-type="float">
            <text:p>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37])" office:value-type="float" office:value="81405.3018" calcext:value-type="float">
            <text:p>81405.30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4:40:13.328719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2:12:06.528949692</meta:creation-date>
    <dc:date>2018-02-26T14:42:46.629401375</dc:date>
    <meta:editing-duration>PT1H28M42S</meta:editing-duration>
    <meta:editing-cycles>12</meta:editing-cycles>
    <meta:generator>LibreOffice/5.1.6.2$Linux_X86_64 LibreOffice_project/10m0$Build-2</meta:generator>
    <meta:document-statistic meta:table-count="1" meta:cell-count="135" meta:object-count="0"/>
  </office:meta>
</office:document-meta>
</file>